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9999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8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7" style:family="graphic" style:parent-style-name="standard">
      <style:graphic-properties draw:marker-end="Arrow" draw:marker-end-width="0.3cm" draw:fill="solid" draw:fill-color="#9999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.675cm"/>
    </style:style>
    <style:style style:name="gr11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/>
    </style:style>
    <style:style style:name="P4" style:family="paragraph">
      <style:paragraph-properties fo:margin-left="0cm" fo:margin-right="0cm" fo:text-indent="0cm"/>
      <style:text-properties fo:font-size="14pt" fo:font-weight="bold"/>
    </style:style>
    <style:style style:name="P5" style:family="paragraph">
      <style:paragraph-properties fo:margin-left="0cm" fo:margin-right="0cm" fo:text-indent="0cm"/>
      <style:text-properties fo:font-weight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margin-left="0cm" fo:margin-right="0cm" fo:text-indent="0cm"/>
      <style:text-properties fo:font-size="16pt" fo:font-weight="bold"/>
    </style:style>
    <style:style style:name="P8" style:family="paragraph">
      <style:paragraph-properties fo:margin-left="0cm" fo:margin-right="0cm" fo:text-indent="0cm"/>
      <style:text-properties fo:font-size="16pt" fo:font-weight="normal"/>
    </style:style>
    <style:style style:name="P9" style:family="paragraph">
      <style:text-properties fo:font-size="16pt" fo:font-weight="bold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255cm" svg:height="6.985cm" svg:x="0.635cm" svg:y="0.635cm">
          <text:p text:style-name="P2"/>
        </draw:rect>
        <draw:rect draw:style-name="gr1" draw:text-style-name="P1" draw:layer="layout" svg:width="8.255cm" svg:height="6.985cm" svg:x="12.7cm" svg:y="0.635cm">
          <text:p text:style-name="P2"/>
        </draw:rect>
        <draw:rect draw:style-name="gr2" draw:text-style-name="P1" draw:layer="layout" svg:width="3.81cm" svg:height="2.54cm" svg:x="13.335cm" svg:y="4.445cm">
          <text:p text:style-name="P2"/>
        </draw:rect>
        <draw:rect draw:style-name="gr3" draw:text-style-name="P1" draw:layer="layout" svg:width="1.905cm" svg:height="1.27cm" svg:x="15.875cm" svg:y="1.905cm">
          <text:p text:style-name="P2"/>
        </draw:rect>
        <draw:frame draw:style-name="gr4" draw:text-style-name="P3" draw:layer="layout" svg:width="1.717cm" svg:height="0.956cm" svg:x="16.063cm" svg:y="2.126cm">
          <draw:text-box>
            <text:p text:style-name="P2"><text:span text:style-name="T1">EJB</text:span></text:p>
          </draw:text-box>
        </draw:frame>
        <draw:rect draw:style-name="gr3" draw:text-style-name="P1" draw:layer="layout" svg:width="1.905cm" svg:height="1.27cm" svg:x="18.413cm" svg:y="1.905cm">
          <text:p text:style-name="P2"/>
        </draw:rect>
        <draw:frame draw:style-name="gr4" draw:text-style-name="P3" draw:layer="layout" svg:width="1.719cm" svg:height="0.965cm" svg:x="18.601cm" svg:y="2.126cm">
          <draw:text-box>
            <text:p text:style-name="P2"><text:span text:style-name="T1">EJB</text:span></text:p>
          </draw:text-box>
        </draw:frame>
        <draw:rect draw:style-name="gr3" draw:text-style-name="P1" draw:layer="layout" svg:width="1.905cm" svg:height="1.27cm" svg:x="13.333cm" svg:y="1.905cm">
          <text:p text:style-name="P2"/>
        </draw:rect>
        <draw:frame draw:style-name="gr4" draw:text-style-name="P3" draw:layer="layout" svg:width="1.719cm" svg:height="0.965cm" svg:x="13.521cm" svg:y="2.126cm">
          <draw:text-box>
            <text:p text:style-name="P2"><text:span text:style-name="T1">EJB</text:span></text:p>
          </draw:text-box>
        </draw:frame>
        <draw:frame draw:style-name="gr5" draw:text-style-name="P4" draw:layer="layout" svg:width="4.392cm" svg:height="1.905cm" svg:x="13.335cm" svg:y="4.445cm">
          <draw:text-box>
            <text:p text:style-name="P2"><text:span text:style-name="T2">EASC Service</text:span></text:p>
            <text:p text:style-name="P2"><text:span text:style-name="T2">MBean</text:span></text:p>
          </draw:text-box>
        </draw:frame>
        <draw:frame draw:style-name="gr6" draw:text-style-name="P5" draw:layer="layout" svg:width="9.525cm" svg:height="0.965cm" svg:x="12.7cm" svg:y="0.635cm">
          <draw:text-box>
            <text:p text:style-name="P2"><text:span text:style-name="T1">J2EE Application Server</text:span></text:p>
          </draw:text-box>
        </draw:frame>
        <draw:line draw:style-name="gr7" draw:text-style-name="P1" draw:layer="layout" svg:x1="13.97cm" svg:y1="4.445cm" svg:x2="13.97cm" svg:y2="3.175cm">
          <text:p text:style-name="P2"/>
        </draw:line>
        <draw:line draw:style-name="gr7" draw:text-style-name="P1" draw:layer="layout" svg:x1="14.605cm" svg:y1="3.175cm" svg:x2="14.605cm" svg:y2="4.445cm">
          <text:p text:style-name="P2"/>
        </draw:line>
        <draw:frame draw:style-name="gr8" draw:text-style-name="P5" draw:layer="layout" svg:width="2.292cm" svg:height="0.965cm" svg:x="14.853cm" svg:y="3.48cm">
          <draw:text-box>
            <text:p text:style-name="P2"><text:span text:style-name="T1">RMI</text:span></text:p>
          </draw:text-box>
        </draw:frame>
        <draw:frame draw:style-name="gr9" draw:text-style-name="P5" draw:layer="layout" svg:width="6.857cm" svg:height="0.965cm" svg:x="0.763cm" svg:y="0.949cm">
          <draw:text-box>
            <text:p text:style-name="P5">PHP Anwendung</text:p>
          </draw:text-box>
        </draw:frame>
        <draw:rect draw:style-name="gr2" draw:text-style-name="P6" draw:layer="layout" svg:width="3.81cm" svg:height="2.54cm" svg:x="4.445cm" svg:y="4.445cm">
          <text:p text:style-name="P2"/>
        </draw:rect>
        <draw:frame draw:style-name="gr10" draw:text-style-name="P7" draw:layer="layout" svg:width="3.175cm" svg:height="1.469cm" svg:x="4.445cm" svg:y="4.445cm">
          <draw:text-box>
            <text:p text:style-name="P5"><text:span text:style-name="T3">Proxy Klasse</text:span></text:p>
          </draw:text-box>
        </draw:frame>
        <draw:line draw:style-name="gr11" draw:text-style-name="P6" draw:layer="layout" svg:x1="8.255cm" svg:y1="5.715cm" svg:x2="13.335cm" svg:y2="5.715cm">
          <text:p text:style-name="P2"/>
        </draw:line>
        <draw:line draw:style-name="gr11" draw:text-style-name="P6" draw:layer="layout" svg:x1="13.335cm" svg:y1="6.35cm" svg:x2="8.255cm" svg:y2="6.35cm">
          <text:p text:style-name="P2"/>
        </draw:line>
        <draw:frame draw:style-name="gr4" draw:text-style-name="P9" draw:layer="layout" svg:width="4.702cm" svg:height="0.881cm" svg:x="8.55cm" svg:y="4.734cm">
          <draw:text-box>
            <text:p text:style-name="P8"><text:span text:style-name="T1">EASC Protok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Michael Bayer</meta:initial-creator>
    <meta:creation-date>2006-11-17T02:05:01</meta:creation-date>
    <dc:creator>Michael Bayer</dc:creator>
    <dc:date>2006-11-17T02:19:13</dc:date>
    <dc:language>en-US</dc:language>
    <meta:editing-cycles>2</meta:editing-cycles>
    <meta:editing-duration>PT14M1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